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40bd" officeooo:paragraph-rsid="001b4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y! </text:p>
      <text:p text:style-name="Preformatted_20_Text">Let's try editing this file and see if it is still staged or no. </text:p>
      <text:p text:style-name="Preformatted_20_Text">Another edit!</text:p>
      <text:p text:style-name="P1">Edit commit message in VC Co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0T19:32:07.888105872</dc:date>
    <meta:editing-duration>PT32S</meta:editing-duration>
    <meta:editing-cycles>1</meta:editing-cycles>
    <meta:document-statistic meta:table-count="0" meta:image-count="0" meta:object-count="0" meta:page-count="1" meta:paragraph-count="4" meta:word-count="23" meta:character-count="114" meta:non-whitespace-character-count="93"/>
    <meta:generator>LibreOffice/7.3.3.2$Linux_X86_64 LibreOffice_project/30$Build-2</meta:generator>
  </office:meta>
</office:document-meta>
</file>